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15cm"/>
    </style:style>
    <style:style style:name="co2" style:family="table-column">
      <style:table-column-properties fo:break-before="auto" style:column-width="15.46cm"/>
    </style:style>
    <style:style style:name="co3" style:family="table-column">
      <style:table-column-properties fo:break-before="auto" style:column-width="2.702cm"/>
    </style:style>
    <style:style style:name="co4" style:family="table-column">
      <style:table-column-properties fo:break-before="auto" style:column-width="2.533cm"/>
    </style:style>
    <style:style style:name="co5" style:family="table-column">
      <style:table-column-properties fo:break-before="auto" style:column-width="2.131cm"/>
    </style:style>
    <style:style style:name="co6" style:family="table-column">
      <style:table-column-properties fo:break-before="auto" style:column-width="4.189cm"/>
    </style:style>
    <style:style style:name="co7" style:family="table-column">
      <style:table-column-properties fo:break-before="auto" style:column-width="19.874cm"/>
    </style:style>
    <style:style style:name="co8" style:family="table-column">
      <style:table-column-properties fo:break-before="auto" style:column-width="4.2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 fo:border="0.06pt solid #000000"/>
    </style:style>
    <style:style style:name="ce3" style:family="table-cell" style:parent-style-name="Default">
      <style:table-cell-properties fo:background-color="#ffaa95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aa95" fo:border="0.06pt solid #000000"/>
    </style:style>
    <style:style style:name="ce5" style:family="table-cell" style:parent-style-name="Default">
      <style:table-cell-properties fo:background-color="#ffb66c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b66c" fo:border="0.06pt solid #000000"/>
    </style:style>
    <style:style style:name="ce7" style:family="table-cell" style:parent-style-name="Default">
      <style:table-cell-properties fo:background-color="#ffe994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e994" fo:border="0.06pt solid #000000"/>
    </style:style>
    <style:style style:name="ce9" style:family="table-cell" style:parent-style-name="Default">
      <style:table-cell-properties fo:background-color="#fff5ce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5ce" fo:border="0.06pt solid #000000"/>
    </style:style>
    <style:style style:name="ce11" style:family="table-cell" style:parent-style-name="Default">
      <style:table-cell-properties fo:background-color="#afd095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fd095" fo:border="0.06pt solid #000000"/>
    </style:style>
    <style:style style:name="ce13" style:family="table-cell" style:parent-style-name="Default">
      <style:table-cell-properties fo:background-color="#e8f2a1"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8f2a1" fo:border="0.06pt solid #000000"/>
    </style:style>
    <style:style style:name="ce15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ee6ef" fo:border="0.06pt solid #000000"/>
    </style:style>
    <style:style style:name="ce1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incohérence_dans_une_table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4" table:default-cell-style-name="ce8"/>
        <table:table-column table:style-name="co5" table:default-cell-style-name="ce10"/>
        <table:table-column table:style-name="co6" table:default-cell-style-name="ce12"/>
        <table:table-column table:style-name="co7" table:default-cell-style-name="ce14"/>
        <table:table-column table:style-name="co8" table:default-cell-style-name="ce16"/>
        <table:table-column table:style-name="co9" table:number-columns-repeated="1016" table:default-cell-style-name="Default"/>
        <table:table-row table:style-name="ro1">
          <table:table-cell table:style-name="ce1" office:value-type="string" calcext:value-type="string">
            <text:p>iderreur</text:p>
          </table:table-cell>
          <table:table-cell table:style-name="ce3" office:value-type="string" calcext:value-type="string">
            <text:p>erreur</text:p>
          </table:table-cell>
          <table:table-cell table:style-name="ce5" office:value-type="string" calcext:value-type="string">
            <text:p>tableconcernée</text:p>
          </table:table-cell>
          <table:table-cell table:style-name="ce7" office:value-type="string" calcext:value-type="string">
            <text:p>champconcerné</text:p>
          </table:table-cell>
          <table:table-cell table:style-name="ce9" office:value-type="string" calcext:value-type="string">
            <text:p>idFileMaker</text:p>
          </table:table-cell>
          <table:table-cell table:style-name="ce11" office:value-type="string" calcext:value-type="string">
            <text:p>Typesdedonnées</text:p>
          </table:table-cell>
          <table:table-cell table:style-name="ce13" office:value-type="string" calcext:value-type="string">
            <text:p>donnéesattendues</text:p>
          </table:table-cell>
          <table:table-cell table:style-name="ce15" office:value-type="string" calcext:value-type="string">
            <text:p>typedemodification</text:p>
          </table:table-cell>
          <table:table-cell table:style-name="ce17"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livret cat</text:p>
          </table:table-cell>
          <table:table-cell office:value-type="string" calcext:value-type="string">
            <text:p>date txt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année sur le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semble des données incohérentes (nom des rubriques à la place des valeurs de l'exposant)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tous sauf l'id</text:p>
          </table:table-cell>
          <table:table-cell office:value-type="float" office:value="97011" calcext:value-type="float">
            <text:p>97011</text:p>
          </table:table-cell>
          <table:table-cell table:number-columns-repeated="2"/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nsemble des données incohérentes (nom des rubriques à la place des valeurs de l'exposant)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tous sauf l'id</text:p>
          </table:table-cell>
          <table:table-cell office:value-type="float" office:value="250918" calcext:value-type="float">
            <text:p>250918</text:p>
          </table:table-cell>
          <table:table-cell table:number-columns-repeated="2"/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li proprio</text:p>
          </table:table-cell>
          <table:table-cell office:value-type="string" calcext:value-type="string">
            <text:p>date notice</text:p>
          </table:table-cell>
          <table:table-cell office:value-type="float" office:value="65769" calcext:value-type="float">
            <text:p>6576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date de la notic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23043" calcext:value-type="float">
            <text:p>2304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31700" calcext:value-type="float">
            <text:p>3170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04" calcext:value-type="float">
            <text:p>17160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05" calcext:value-type="float">
            <text:p>17160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06" calcext:value-type="float">
            <text:p>17160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07" calcext:value-type="float">
            <text:p>17160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08" calcext:value-type="float">
            <text:p>17160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09" calcext:value-type="float">
            <text:p>17160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0" calcext:value-type="float">
            <text:p>17161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1" calcext:value-type="float">
            <text:p>17161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2" calcext:value-type="float">
            <text:p>17161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3" calcext:value-type="float">
            <text:p>17161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4" calcext:value-type="float">
            <text:p>17161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5" calcext:value-type="float">
            <text:p>17161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6" calcext:value-type="float">
            <text:p>17161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7" calcext:value-type="float">
            <text:p>17161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8" calcext:value-type="float">
            <text:p>17161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19" calcext:value-type="float">
            <text:p>17161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0" calcext:value-type="float">
            <text:p>17162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1" calcext:value-type="float">
            <text:p>17162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2" calcext:value-type="float">
            <text:p>17162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3" calcext:value-type="float">
            <text:p>17162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4" calcext:value-type="float">
            <text:p>17162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5" calcext:value-type="float">
            <text:p>17162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6" calcext:value-type="float">
            <text:p>17162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7" calcext:value-type="float">
            <text:p>17162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8" calcext:value-type="float">
            <text:p>17162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29" calcext:value-type="float">
            <text:p>17162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0" calcext:value-type="float">
            <text:p>17163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1" calcext:value-type="float">
            <text:p>17163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2" calcext:value-type="float">
            <text:p>17163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3" calcext:value-type="float">
            <text:p>17163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4" calcext:value-type="float">
            <text:p>17163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5" calcext:value-type="float">
            <text:p>17163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6" calcext:value-type="float">
            <text:p>17163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7" calcext:value-type="float">
            <text:p>17163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8" calcext:value-type="float">
            <text:p>17163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39" calcext:value-type="float">
            <text:p>17163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0" calcext:value-type="float">
            <text:p>17164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1" calcext:value-type="float">
            <text:p>17164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2" calcext:value-type="float">
            <text:p>17164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3" calcext:value-type="float">
            <text:p>17164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4" calcext:value-type="float">
            <text:p>17164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5" calcext:value-type="float">
            <text:p>17164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6" calcext:value-type="float">
            <text:p>17164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7" calcext:value-type="float">
            <text:p>17164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8" calcext:value-type="float">
            <text:p>17164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49" calcext:value-type="float">
            <text:p>17164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0" calcext:value-type="float">
            <text:p>17165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1" calcext:value-type="float">
            <text:p>17165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2" calcext:value-type="float">
            <text:p>17165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3" calcext:value-type="float">
            <text:p>17165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4" calcext:value-type="float">
            <text:p>17165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5" calcext:value-type="float">
            <text:p>17165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6" calcext:value-type="float">
            <text:p>17165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7" calcext:value-type="float">
            <text:p>17165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8" calcext:value-type="float">
            <text:p>17165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59" calcext:value-type="float">
            <text:p>17165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0" calcext:value-type="float">
            <text:p>17166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1" calcext:value-type="float">
            <text:p>17166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2" calcext:value-type="float">
            <text:p>17166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3" calcext:value-type="float">
            <text:p>17166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4" calcext:value-type="float">
            <text:p>17166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5" calcext:value-type="float">
            <text:p>17166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6" calcext:value-type="float">
            <text:p>17166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7" calcext:value-type="float">
            <text:p>17166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8" calcext:value-type="float">
            <text:p>17166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69" calcext:value-type="float">
            <text:p>17166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0" calcext:value-type="float">
            <text:p>17167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1" calcext:value-type="float">
            <text:p>17167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2" calcext:value-type="float">
            <text:p>17167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3" calcext:value-type="float">
            <text:p>17167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4" calcext:value-type="float">
            <text:p>17167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5" calcext:value-type="float">
            <text:p>17167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6" calcext:value-type="float">
            <text:p>17167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7" calcext:value-type="float">
            <text:p>17167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8" calcext:value-type="float">
            <text:p>17167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79" calcext:value-type="float">
            <text:p>17167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0" calcext:value-type="float">
            <text:p>17168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1" calcext:value-type="float">
            <text:p>17168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2" calcext:value-type="float">
            <text:p>17168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3" calcext:value-type="float">
            <text:p>17168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4" calcext:value-type="float">
            <text:p>17168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5" calcext:value-type="float">
            <text:p>17168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6" calcext:value-type="float">
            <text:p>17168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7" calcext:value-type="float">
            <text:p>17168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8" calcext:value-type="float">
            <text:p>17168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89" calcext:value-type="float">
            <text:p>17168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0" calcext:value-type="float">
            <text:p>17169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1" calcext:value-type="float">
            <text:p>17169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2" calcext:value-type="float">
            <text:p>17169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3" calcext:value-type="float">
            <text:p>17169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4" calcext:value-type="float">
            <text:p>17169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5" calcext:value-type="float">
            <text:p>17169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6" calcext:value-type="float">
            <text:p>17169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7" calcext:value-type="float">
            <text:p>17169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8" calcext:value-type="float">
            <text:p>17169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699" calcext:value-type="float">
            <text:p>17169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0" calcext:value-type="float">
            <text:p>17170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1" calcext:value-type="float">
            <text:p>17170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2" calcext:value-type="float">
            <text:p>17170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3" calcext:value-type="float">
            <text:p>17170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4" calcext:value-type="float">
            <text:p>17170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5" calcext:value-type="float">
            <text:p>17170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6" calcext:value-type="float">
            <text:p>17170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7" calcext:value-type="float">
            <text:p>17170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8" calcext:value-type="float">
            <text:p>17170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09" calcext:value-type="float">
            <text:p>17170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0" calcext:value-type="float">
            <text:p>17171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1" calcext:value-type="float">
            <text:p>17171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2" calcext:value-type="float">
            <text:p>17171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3" calcext:value-type="float">
            <text:p>17171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4" calcext:value-type="float">
            <text:p>17171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5" calcext:value-type="float">
            <text:p>17171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6" calcext:value-type="float">
            <text:p>17171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7" calcext:value-type="float">
            <text:p>17171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8" calcext:value-type="float">
            <text:p>17171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19" calcext:value-type="float">
            <text:p>17171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0" calcext:value-type="float">
            <text:p>17172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1" calcext:value-type="float">
            <text:p>17172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2" calcext:value-type="float">
            <text:p>17172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3" calcext:value-type="float">
            <text:p>17172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4" calcext:value-type="float">
            <text:p>17172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5" calcext:value-type="float">
            <text:p>17172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6" calcext:value-type="float">
            <text:p>17172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7" calcext:value-type="float">
            <text:p>17172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8" calcext:value-type="float">
            <text:p>17172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29" calcext:value-type="float">
            <text:p>17172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0" calcext:value-type="float">
            <text:p>17173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1" calcext:value-type="float">
            <text:p>17173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2" calcext:value-type="float">
            <text:p>17173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3" calcext:value-type="float">
            <text:p>17173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4" calcext:value-type="float">
            <text:p>17173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5" calcext:value-type="float">
            <text:p>17173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6" calcext:value-type="float">
            <text:p>17173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7" calcext:value-type="float">
            <text:p>17173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8" calcext:value-type="float">
            <text:p>17173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39" calcext:value-type="float">
            <text:p>17173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0" calcext:value-type="float">
            <text:p>17174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1" calcext:value-type="float">
            <text:p>17174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2" calcext:value-type="float">
            <text:p>17174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3" calcext:value-type="float">
            <text:p>17174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4" calcext:value-type="float">
            <text:p>17174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5" calcext:value-type="float">
            <text:p>17174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6" calcext:value-type="float">
            <text:p>17174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7" calcext:value-type="float">
            <text:p>17174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8" calcext:value-type="float">
            <text:p>17174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49" calcext:value-type="float">
            <text:p>17174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0" calcext:value-type="float">
            <text:p>17175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1" calcext:value-type="float">
            <text:p>17175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2" calcext:value-type="float">
            <text:p>17175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3" calcext:value-type="float">
            <text:p>17175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4" calcext:value-type="float">
            <text:p>17175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5" calcext:value-type="float">
            <text:p>17175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6" calcext:value-type="float">
            <text:p>17175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7" calcext:value-type="float">
            <text:p>17175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8" calcext:value-type="float">
            <text:p>17175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59" calcext:value-type="float">
            <text:p>17175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0" calcext:value-type="float">
            <text:p>17176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1" calcext:value-type="float">
            <text:p>17176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2" calcext:value-type="float">
            <text:p>17176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3" calcext:value-type="float">
            <text:p>17176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4" calcext:value-type="float">
            <text:p>17176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5" calcext:value-type="float">
            <text:p>17176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6" calcext:value-type="float">
            <text:p>17176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7" calcext:value-type="float">
            <text:p>17176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8" calcext:value-type="float">
            <text:p>17176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69" calcext:value-type="float">
            <text:p>17176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0" calcext:value-type="float">
            <text:p>17177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1" calcext:value-type="float">
            <text:p>17177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2" calcext:value-type="float">
            <text:p>17177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3" calcext:value-type="float">
            <text:p>17177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4" calcext:value-type="float">
            <text:p>17177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5" calcext:value-type="float">
            <text:p>17177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6" calcext:value-type="float">
            <text:p>17177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7" calcext:value-type="float">
            <text:p>17177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8" calcext:value-type="float">
            <text:p>17177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79" calcext:value-type="float">
            <text:p>17177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0" calcext:value-type="float">
            <text:p>17178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1" calcext:value-type="float">
            <text:p>17178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2" calcext:value-type="float">
            <text:p>17178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3" calcext:value-type="float">
            <text:p>17178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4" calcext:value-type="float">
            <text:p>17178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5" calcext:value-type="float">
            <text:p>17178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6" calcext:value-type="float">
            <text:p>17178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7" calcext:value-type="float">
            <text:p>17178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8" calcext:value-type="float">
            <text:p>17178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89" calcext:value-type="float">
            <text:p>17178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90" calcext:value-type="float">
            <text:p>17179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91" calcext:value-type="float">
            <text:p>17179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92" calcext:value-type="float">
            <text:p>17179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93" calcext:value-type="float">
            <text:p>17179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date</text:p>
          </table:table-cell>
          <table:table-cell office:value-type="float" office:value="171794" calcext:value-type="float">
            <text:p>17179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On attend une date, année transcrite du livret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158" calcext:value-type="float">
            <text:p>715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312" calcext:value-type="float">
            <text:p>731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332" calcext:value-type="float">
            <text:p>733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334" calcext:value-type="float">
            <text:p>733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386" calcext:value-type="float">
            <text:p>738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401" calcext:value-type="float">
            <text:p>740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547" calcext:value-type="float">
            <text:p>754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601" calcext:value-type="float">
            <text:p>760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627" calcext:value-type="float">
            <text:p>762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647" calcext:value-type="float">
            <text:p>764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801" calcext:value-type="float">
            <text:p>780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829" calcext:value-type="float">
            <text:p>782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838" calcext:value-type="float">
            <text:p>783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877" calcext:value-type="float">
            <text:p>787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885" calcext:value-type="float">
            <text:p>788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904" calcext:value-type="float">
            <text:p>790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943" calcext:value-type="float">
            <text:p>794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043" calcext:value-type="float">
            <text:p>804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219" calcext:value-type="float">
            <text:p>821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275" calcext:value-type="float">
            <text:p>827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347" calcext:value-type="float">
            <text:p>834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348" calcext:value-type="float">
            <text:p>834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362" calcext:value-type="float">
            <text:p>836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383" calcext:value-type="float">
            <text:p>838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391" calcext:value-type="float">
            <text:p>839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465" calcext:value-type="float">
            <text:p>846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469" calcext:value-type="float">
            <text:p>846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479" calcext:value-type="float">
            <text:p>847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485" calcext:value-type="float">
            <text:p>848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545" calcext:value-type="float">
            <text:p>854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562" calcext:value-type="float">
            <text:p>856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571" calcext:value-type="float">
            <text:p>857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603" calcext:value-type="float">
            <text:p>860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623" calcext:value-type="float">
            <text:p>862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723" calcext:value-type="float">
            <text:p>872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730" calcext:value-type="float">
            <text:p>873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731" calcext:value-type="float">
            <text:p>873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739" calcext:value-type="float">
            <text:p>873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769" calcext:value-type="float">
            <text:p>876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808" calcext:value-type="float">
            <text:p>880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844" calcext:value-type="float">
            <text:p>884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860" calcext:value-type="float">
            <text:p>886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923" calcext:value-type="float">
            <text:p>892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947" calcext:value-type="float">
            <text:p>894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8993" calcext:value-type="float">
            <text:p>899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054" calcext:value-type="float">
            <text:p>905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107" calcext:value-type="float">
            <text:p>910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204" calcext:value-type="float">
            <text:p>920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213" calcext:value-type="float">
            <text:p>921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263" calcext:value-type="float">
            <text:p>926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289" calcext:value-type="float">
            <text:p>928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295" calcext:value-type="float">
            <text:p>929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298" calcext:value-type="float">
            <text:p>929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319" calcext:value-type="float">
            <text:p>931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330" calcext:value-type="float">
            <text:p>933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382" calcext:value-type="float">
            <text:p>938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393" calcext:value-type="float">
            <text:p>939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399" calcext:value-type="float">
            <text:p>939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435" calcext:value-type="float">
            <text:p>943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552" calcext:value-type="float">
            <text:p>955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573" calcext:value-type="float">
            <text:p>957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574" calcext:value-type="float">
            <text:p>957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575" calcext:value-type="float">
            <text:p>957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587" calcext:value-type="float">
            <text:p>958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616" calcext:value-type="float">
            <text:p>961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626" calcext:value-type="float">
            <text:p>962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637" calcext:value-type="float">
            <text:p>963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664" calcext:value-type="float">
            <text:p>966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691" calcext:value-type="float">
            <text:p>969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703" calcext:value-type="float">
            <text:p>970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725" calcext:value-type="float">
            <text:p>972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731" calcext:value-type="float">
            <text:p>973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762" calcext:value-type="float">
            <text:p>976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814" calcext:value-type="float">
            <text:p>981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875" calcext:value-type="float">
            <text:p>987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889" calcext:value-type="float">
            <text:p>988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916" calcext:value-type="float">
            <text:p>991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937" calcext:value-type="float">
            <text:p>993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957" calcext:value-type="float">
            <text:p>995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008" calcext:value-type="float">
            <text:p>1000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074" calcext:value-type="float">
            <text:p>1007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075" calcext:value-type="float">
            <text:p>1007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112" calcext:value-type="float">
            <text:p>1011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115" calcext:value-type="float">
            <text:p>1011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162" calcext:value-type="float">
            <text:p>1016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246" calcext:value-type="float">
            <text:p>1024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0346" calcext:value-type="float">
            <text:p>1034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92731" calcext:value-type="float">
            <text:p>9273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119744" calcext:value-type="float">
            <text:p>11974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1" calcext:value-type="float">
            <text:p>26948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2" calcext:value-type="float">
            <text:p>26948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3" calcext:value-type="float">
            <text:p>26948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4" calcext:value-type="float">
            <text:p>26948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5" calcext:value-type="float">
            <text:p>269485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6" calcext:value-type="float">
            <text:p>269486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7" calcext:value-type="float">
            <text:p>269487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8" calcext:value-type="float">
            <text:p>269488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89" calcext:value-type="float">
            <text:p>269489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90" calcext:value-type="float">
            <text:p>269490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91" calcext:value-type="float">
            <text:p>269491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92" calcext:value-type="float">
            <text:p>269492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93" calcext:value-type="float">
            <text:p>269493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xposant cat</text:p>
          </table:table-cell>
          <table:table-cell office:value-type="string" calcext:value-type="string">
            <text:p>ref catalogue</text:p>
          </table:table-cell>
          <table:table-cell office:value-type="float" office:value="269494" calcext:value-type="float">
            <text:p>269494</text:p>
          </table:table-cell>
          <table:table-cell office:value-type="string" calcext:value-type="string">
            <text:p>données rajoutées</text:p>
          </table:table-cell>
          <table:table-cell office:value-type="string" calcext:value-type="string">
            <text:p>On attend les mêmes références que dans le chant livret cat. Cependant, exposant cat dispose de ref cat en trop à modifier</text:p>
          </table:table-cell>
          <table:table-cell office:value-type="string" calcext:value-type="string">
            <text:p>modification automatiqu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40226" calcext:value-type="float">
            <text:p>4022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41555" calcext:value-type="float">
            <text:p>4155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42296" calcext:value-type="float">
            <text:p>4229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42297" calcext:value-type="float">
            <text:p>4229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04" calcext:value-type="float">
            <text:p>17160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05" calcext:value-type="float">
            <text:p>17160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06" calcext:value-type="float">
            <text:p>17160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07" calcext:value-type="float">
            <text:p>17160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08" calcext:value-type="float">
            <text:p>17160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09" calcext:value-type="float">
            <text:p>17160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0" calcext:value-type="float">
            <text:p>17161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1" calcext:value-type="float">
            <text:p>17161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2" calcext:value-type="float">
            <text:p>17161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3" calcext:value-type="float">
            <text:p>17161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4" calcext:value-type="float">
            <text:p>17161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5" calcext:value-type="float">
            <text:p>17161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6" calcext:value-type="float">
            <text:p>17161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7" calcext:value-type="float">
            <text:p>17161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8" calcext:value-type="float">
            <text:p>17161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19" calcext:value-type="float">
            <text:p>17161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0" calcext:value-type="float">
            <text:p>17162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1" calcext:value-type="float">
            <text:p>17162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2" calcext:value-type="float">
            <text:p>17162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3" calcext:value-type="float">
            <text:p>17162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4" calcext:value-type="float">
            <text:p>17162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5" calcext:value-type="float">
            <text:p>17162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6" calcext:value-type="float">
            <text:p>17162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7" calcext:value-type="float">
            <text:p>17162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8" calcext:value-type="float">
            <text:p>17162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29" calcext:value-type="float">
            <text:p>17162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0" calcext:value-type="float">
            <text:p>17163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1" calcext:value-type="float">
            <text:p>17163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2" calcext:value-type="float">
            <text:p>17163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3" calcext:value-type="float">
            <text:p>17163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4" calcext:value-type="float">
            <text:p>17163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5" calcext:value-type="float">
            <text:p>17163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6" calcext:value-type="float">
            <text:p>17163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7" calcext:value-type="float">
            <text:p>17163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8" calcext:value-type="float">
            <text:p>17163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39" calcext:value-type="float">
            <text:p>17163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0" calcext:value-type="float">
            <text:p>17164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1" calcext:value-type="float">
            <text:p>17164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2" calcext:value-type="float">
            <text:p>17164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3" calcext:value-type="float">
            <text:p>17164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4" calcext:value-type="float">
            <text:p>17164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5" calcext:value-type="float">
            <text:p>17164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6" calcext:value-type="float">
            <text:p>17164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7" calcext:value-type="float">
            <text:p>17164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8" calcext:value-type="float">
            <text:p>17164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49" calcext:value-type="float">
            <text:p>17164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0" calcext:value-type="float">
            <text:p>17165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1" calcext:value-type="float">
            <text:p>17165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2" calcext:value-type="float">
            <text:p>17165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3" calcext:value-type="float">
            <text:p>17165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4" calcext:value-type="float">
            <text:p>17165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5" calcext:value-type="float">
            <text:p>17165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6" calcext:value-type="float">
            <text:p>17165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7" calcext:value-type="float">
            <text:p>17165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8" calcext:value-type="float">
            <text:p>17165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59" calcext:value-type="float">
            <text:p>17165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0" calcext:value-type="float">
            <text:p>17166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1" calcext:value-type="float">
            <text:p>17166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2" calcext:value-type="float">
            <text:p>17166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3" calcext:value-type="float">
            <text:p>17166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4" calcext:value-type="float">
            <text:p>17166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5" calcext:value-type="float">
            <text:p>17166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6" calcext:value-type="float">
            <text:p>17166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7" calcext:value-type="float">
            <text:p>17166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8" calcext:value-type="float">
            <text:p>17166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69" calcext:value-type="float">
            <text:p>17166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0" calcext:value-type="float">
            <text:p>17167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1" calcext:value-type="float">
            <text:p>17167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2" calcext:value-type="float">
            <text:p>17167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3" calcext:value-type="float">
            <text:p>17167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4" calcext:value-type="float">
            <text:p>17167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5" calcext:value-type="float">
            <text:p>17167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6" calcext:value-type="float">
            <text:p>17167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7" calcext:value-type="float">
            <text:p>17167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8" calcext:value-type="float">
            <text:p>17167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79" calcext:value-type="float">
            <text:p>17167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0" calcext:value-type="float">
            <text:p>17168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1" calcext:value-type="float">
            <text:p>17168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2" calcext:value-type="float">
            <text:p>17168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3" calcext:value-type="float">
            <text:p>17168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4" calcext:value-type="float">
            <text:p>17168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5" calcext:value-type="float">
            <text:p>17168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6" calcext:value-type="float">
            <text:p>17168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7" calcext:value-type="float">
            <text:p>17168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8" calcext:value-type="float">
            <text:p>17168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89" calcext:value-type="float">
            <text:p>17168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0" calcext:value-type="float">
            <text:p>17169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1" calcext:value-type="float">
            <text:p>17169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2" calcext:value-type="float">
            <text:p>17169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3" calcext:value-type="float">
            <text:p>17169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4" calcext:value-type="float">
            <text:p>17169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5" calcext:value-type="float">
            <text:p>17169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6" calcext:value-type="float">
            <text:p>17169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7" calcext:value-type="float">
            <text:p>17169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8" calcext:value-type="float">
            <text:p>17169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699" calcext:value-type="float">
            <text:p>17169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0" calcext:value-type="float">
            <text:p>17170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1" calcext:value-type="float">
            <text:p>17170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2" calcext:value-type="float">
            <text:p>17170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3" calcext:value-type="float">
            <text:p>17170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4" calcext:value-type="float">
            <text:p>17170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5" calcext:value-type="float">
            <text:p>17170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6" calcext:value-type="float">
            <text:p>17170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7" calcext:value-type="float">
            <text:p>17170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8" calcext:value-type="float">
            <text:p>17170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09" calcext:value-type="float">
            <text:p>17170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0" calcext:value-type="float">
            <text:p>17171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1" calcext:value-type="float">
            <text:p>17171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2" calcext:value-type="float">
            <text:p>17171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3" calcext:value-type="float">
            <text:p>17171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4" calcext:value-type="float">
            <text:p>17171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5" calcext:value-type="float">
            <text:p>17171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6" calcext:value-type="float">
            <text:p>17171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7" calcext:value-type="float">
            <text:p>17171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8" calcext:value-type="float">
            <text:p>17171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19" calcext:value-type="float">
            <text:p>17171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0" calcext:value-type="float">
            <text:p>17172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1" calcext:value-type="float">
            <text:p>17172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2" calcext:value-type="float">
            <text:p>17172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3" calcext:value-type="float">
            <text:p>17172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4" calcext:value-type="float">
            <text:p>17172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5" calcext:value-type="float">
            <text:p>17172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6" calcext:value-type="float">
            <text:p>17172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7" calcext:value-type="float">
            <text:p>17172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8" calcext:value-type="float">
            <text:p>17172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29" calcext:value-type="float">
            <text:p>17172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0" calcext:value-type="float">
            <text:p>17173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1" calcext:value-type="float">
            <text:p>17173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2" calcext:value-type="float">
            <text:p>17173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3" calcext:value-type="float">
            <text:p>17173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4" calcext:value-type="float">
            <text:p>17173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5" calcext:value-type="float">
            <text:p>17173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6" calcext:value-type="float">
            <text:p>17173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7" calcext:value-type="float">
            <text:p>17173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8" calcext:value-type="float">
            <text:p>17173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39" calcext:value-type="float">
            <text:p>17173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0" calcext:value-type="float">
            <text:p>17174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1" calcext:value-type="float">
            <text:p>17174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2" calcext:value-type="float">
            <text:p>17174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3" calcext:value-type="float">
            <text:p>17174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4" calcext:value-type="float">
            <text:p>17174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5" calcext:value-type="float">
            <text:p>17174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6" calcext:value-type="float">
            <text:p>17174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7" calcext:value-type="float">
            <text:p>17174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8" calcext:value-type="float">
            <text:p>17174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49" calcext:value-type="float">
            <text:p>17174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0" calcext:value-type="float">
            <text:p>17175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1" calcext:value-type="float">
            <text:p>17175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2" calcext:value-type="float">
            <text:p>17175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3" calcext:value-type="float">
            <text:p>17175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4" calcext:value-type="float">
            <text:p>17175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5" calcext:value-type="float">
            <text:p>17175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6" calcext:value-type="float">
            <text:p>17175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7" calcext:value-type="float">
            <text:p>17175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8" calcext:value-type="float">
            <text:p>17175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59" calcext:value-type="float">
            <text:p>17175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0" calcext:value-type="float">
            <text:p>17176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1" calcext:value-type="float">
            <text:p>17176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2" calcext:value-type="float">
            <text:p>17176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3" calcext:value-type="float">
            <text:p>17176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4" calcext:value-type="float">
            <text:p>17176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5" calcext:value-type="float">
            <text:p>17176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6" calcext:value-type="float">
            <text:p>17176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7" calcext:value-type="float">
            <text:p>17176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8" calcext:value-type="float">
            <text:p>17176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69" calcext:value-type="float">
            <text:p>17176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0" calcext:value-type="float">
            <text:p>17177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1" calcext:value-type="float">
            <text:p>17177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2" calcext:value-type="float">
            <text:p>17177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3" calcext:value-type="float">
            <text:p>17177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4" calcext:value-type="float">
            <text:p>17177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5" calcext:value-type="float">
            <text:p>17177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6" calcext:value-type="float">
            <text:p>17177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7" calcext:value-type="float">
            <text:p>17177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8" calcext:value-type="float">
            <text:p>17177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79" calcext:value-type="float">
            <text:p>17177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0" calcext:value-type="float">
            <text:p>17178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1" calcext:value-type="float">
            <text:p>17178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2" calcext:value-type="float">
            <text:p>17178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3" calcext:value-type="float">
            <text:p>17178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4" calcext:value-type="float">
            <text:p>17178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5" calcext:value-type="float">
            <text:p>171785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6" calcext:value-type="float">
            <text:p>171786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7" calcext:value-type="float">
            <text:p>171787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8" calcext:value-type="float">
            <text:p>171788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89" calcext:value-type="float">
            <text:p>171789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90" calcext:value-type="float">
            <text:p>171790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91" calcext:value-type="float">
            <text:p>171791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92" calcext:value-type="float">
            <text:p>171792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93" calcext:value-type="float">
            <text:p>171793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ncohérence dans valeur de la donnée</text:p>
          </table:table-cell>
          <table:table-cell office:value-type="string" calcext:value-type="string">
            <text:p>entrée cat</text:p>
          </table:table-cell>
          <table:table-cell office:value-type="string" calcext:value-type="string">
            <text:p>oeuvre prix</text:p>
          </table:table-cell>
          <table:table-cell office:value-type="float" office:value="171794" calcext:value-type="float">
            <text:p>171794</text:p>
          </table:table-cell>
          <table:table-cell office:value-type="string" calcext:value-type="string">
            <text:p>données de transcription</text:p>
          </table:table-cell>
          <table:table-cell office:value-type="string" calcext:value-type="string">
            <text:p>Prix de la création exposée dans le livre</text:p>
          </table:table-cell>
          <table:table-cell office:value-type="string" calcext:value-type="string">
            <text:p>modification manuelle</text:p>
          </table:table-cell>
          <table:table-cell table:number-columns-repeated="1016"/>
        </table:table-row>
        <table:table-row table:style-name="ro1" table:number-rows-repeated="10480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6T10:50:30.925000000</dc:date>
    <meta:editing-duration>PT5M12S</meta:editing-duration>
    <meta:editing-cycles>1</meta:editing-cycles>
    <meta:document-statistic meta:table-count="1" meta:cell-count="3980" meta:object-count="0"/>
    <meta:generator>LibreOffice/7.1.1.2$Windows_X86_64 LibreOffice_project/fe0b08f4af1bacafe4c7ecc87ce55bb426164676</meta:generator>
  </office:meta>
</office:document-meta>
</file>